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265cm" loext:contextual-spacing="false" style:line-height-at-least="0.582cm" fo:background-color="#ffffff"/>
      <style:text-properties officeooo:paragraph-rsid="001566e9"/>
    </style:style>
    <style:style style:name="P2" style:family="paragraph" style:parent-style-name="Standard">
      <loext:graphic-properties draw:fill="solid" draw:fill-color="#ffffff"/>
      <style:paragraph-properties fo:margin-top="0cm" fo:margin-bottom="0.265cm" loext:contextual-spacing="false" style:line-height-at-least="0.582cm" fo:background-color="#ffffff"/>
      <style:text-properties fo:language="en" fo:country="US" officeooo:rsid="001566e9" officeooo:paragraph-rsid="001566e9"/>
    </style:style>
    <style:style style:name="T1" style:family="text">
      <style:text-properties style:font-name="Arial" fo:letter-spacing="0.014cm" style:text-underline-style="solid" style:text-underline-width="auto" style:text-underline-color="font-color" fo:font-weight="bold" style:font-name-asian="Times New Roman" style:language-asian="nl" style:country-asian="BE" style:font-weight-asian="bold" style:font-name-complex="Arial1"/>
    </style:style>
    <style:style style:name="T2" style:family="text">
      <style:text-properties style:font-name="Arial" fo:letter-spacing="0.014cm" style:text-underline-style="solid" style:text-underline-width="auto" style:text-underline-color="font-color" fo:font-weight="bold" style:font-name-asian="Times New Roman" style:language-asian="nl" style:country-asian="BE" style:font-weight-asian="bold" style:font-name-complex="Arial1" style:font-weight-complex="bold"/>
    </style:style>
    <style:style style:name="T3" style:family="text">
      <style:text-properties style:font-name="Arial" fo:letter-spacing="0.014cm" style:text-underline-style="none" fo:font-weight="bold" style:font-name-asian="Times New Roman" style:language-asian="nl" style:country-asian="BE" style:font-weight-asian="bold" style:font-name-complex="Arial1"/>
    </style:style>
    <style:style style:name="T4" style:family="text">
      <style:text-properties style:font-name="Arial" fo:font-size="10.5pt" fo:letter-spacing="0.014cm" style:font-name-asian="Times New Roman" style:font-size-asian="10.5pt" style:language-asian="nl" style:country-asian="BE" style:font-name-complex="Arial1" style:font-size-complex="10.5pt"/>
    </style:style>
    <style:style style:name="T5" style:family="text">
      <style:text-properties style:font-name="Arial" fo:font-size="10.5pt" fo:letter-spacing="0.014cm" fo:font-weight="bold" style:font-name-asian="Times New Roman" style:font-size-asian="10.5pt" style:language-asian="nl" style:country-asian="BE" style:font-weight-asian="bold" style:font-name-complex="Arial1" style:font-size-complex="10.5pt" style:font-weight-complex="bold"/>
    </style:style>
    <style:style style:name="T6" style:family="text">
      <style:text-properties style:font-name="Arial" fo:font-size="10.5pt" fo:letter-spacing="0.014cm" style:text-underline-style="solid" style:text-underline-width="auto" style:text-underline-color="font-color" fo:font-weight="bold" style:font-name-asian="Times New Roman" style:font-size-asian="10.5pt" style:language-asian="nl" style:country-asian="BE" style:font-weight-asian="bold" style:font-name-complex="Arial1" style:font-size-complex="10.5pt"/>
    </style:style>
    <style:style style:name="T7" style:family="text">
      <style:text-properties style:font-name="Arial" fo:font-size="10pt" fo:letter-spacing="0.014cm" style:text-underline-style="none" fo:font-weight="bold" style:font-name-asian="Times New Roman" style:font-size-asian="10pt" style:language-asian="nl" style:country-asian="BE" style:font-weight-asian="bold" style:font-name-complex="Arial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ONZE PRODUCTEN</text:span></text:p>
      <text:p text:style-name="P1"><text:span text:style-name="T2">POORTEN, TUINPOORTEN, AFSLUITINGEN EN HEKKEN.</text:span><text:span text:style-name="T5"> </text:span><text:span text:style-name="T4"><text:s text:c="37"/>Onze ervaring stelt ons in staat u de beste kwaliteit te garanderen en diverse ontwerpen aan te bieden. Wij produceren zowel minimalistische moderne als klassieke retro modellen dit alles in 100 % aluminium. Afsluitingen of Hekken kunnen in dezelfde uitvoering als onze poorten geproduceerd worden, Al onze poorten kunnen vanzelfsprekend geautomatiseerd worden, standaard installatie met fotocellen en 2 remote controllers, in optie: videofonie, parlefonie, codeklavier, gsm module.<text:line-break/>Vanaf productie tot montage van het eindproduct gebeurd in eigen beheer dus zonder onderaannemers waardoor we onze kwaliteit kunnen garanderen aan de juiste prijs.</text:span></text:p>
      <text:p text:style-name="P1"><text:span text:style-name="T1">CARPORTS.</text:span><text:span text:style-name="T4"><text:line-break/>Tevens zijn wij gespecialiseerd in carports met vlak of gebogen, met gesloten steeldek en polycarbonaat lichtdoorlatend dak. Indien gewenst kunnen er zijwanden ingewerkt worden volgens model van de poorten of hout, ledstrips met bewegingsmelder behoren tevens tot de mogelijkheden. <text:s text:c="67"/></text:span></text:p>
      <text:p text:style-name="P1"><text:span text:style-name="T1">TERRASOVERKAPPINGEN.</text:span><text:span text:style-name="T3"> </text:span><text:span text:style-name="T7"><text:s text:c="64"/></text:span><text:span text:style-name="T4">Terrasoverkappingen in aluminium draag constructie’s met polycarbonaat platen of glas als dakbedekking transparant of zonwerend, als optie’s kan ledverlichting ingebouwd, worden en om het geheel compleet te maken bieden wij deze eveneens aan met glazen schuifwanden zodat u bij minder zonnige dagen op een comfortabele manier van het buitenleven kan blijven genieten. </text:span></text:p>
      <text:p text:style-name="P1"><text:span text:style-name="T1">POOLHOUSE.</text:span><text:span text:style-name="T6"> <text:s text:c="110"/></text:span><text:span text:style-name="T4">Een pool-house opgebouwd in dubbelwandige aluminium klik profielen van 100 – 200 of </text:span><text:bookmark text:name="_GoBack"/><text:span text:style-name="T4">40 mm hoog, al dan niet met glazen schuifwanden, onderhoud vrij waar het gezellig vertoeven is na een verfrissende duik, tevens leverbaar met geintegreerd berghok. </text:span></text:p>
      <text:p text:style-name="P1"><text:span text:style-name="T1">GLAZEN SCHUIFWANDEN. <text:s text:c="91"/></text:span><text:span text:style-name="T4">Al dan niet in combinatie met een terrasoverkapping leveren wij sinds kort ook glazen schuifwanden aan, steeds als maatwerk met 10 mm gehard veiligheidsglas, regelbare wielen met kogellagers en “meenemers” zodat u met 1 glaspaneel uw volledige wand open en dicht kan schuiven, in optie kunnen er ook tochtborstels gemonteerd worden. <text:s text:c="2"/>Elke ral kleur zonder meerprij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7:58:46.437000000</meta:creation-date>
    <meta:generator>LibreOffice/5.0.4.2$Windows_x86 LibreOffice_project/2b9802c1994aa0b7dc6079e128979269cf95bc78</meta:generator>
    <dc:date>2020-04-24T18:00:50.214000000</dc:date>
    <meta:editing-duration>PT2M4S</meta:editing-duration>
    <meta:editing-cycles>1</meta:editing-cycles>
    <meta:document-statistic meta:table-count="0" meta:image-count="0" meta:object-count="0" meta:page-count="1" meta:paragraph-count="6" meta:word-count="287" meta:character-count="2404" meta:non-whitespace-character-count="1747"/>
  </office:meta>
</office:document-meta>
</file>